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48000000" calcext:value-type="float">
            <text:p>48000000</text:p>
          </table:table-cell>
          <table:table-cell table:number-columns-repeated="2"/>
          <table:table-cell office:value-type="string" calcext:value-type="string">
            <text:p>ws281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4/[.A1]" office:value-type="float" office:value="0.0000000833333333333333" calcext:value-type="float">
            <text:p>8,33333333333333E-008</text:p>
          </table:table-cell>
          <table:table-cell table:number-columns-repeated="2"/>
          <table:table-cell office:value-type="string" calcext:value-type="string">
            <text:p>0 cod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000035" calcext:value-type="float">
            <text:p>0,00000035</text:p>
          </table:table-cell>
          <table:table-cell table:formula="of:=[.E4]/[.$A$3]" office:value-type="float" office:value="4.2" calcext:value-type="float">
            <text:p>4,2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0,0000008</text:p>
          </table:table-cell>
          <table:table-cell table:formula="of:=[.E5]/[.$A$3]" office:value-type="float" office:value="9.6" calcext:value-type="float">
            <text:p>9,6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 cod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00007" calcext:value-type="float">
            <text:p>0,0000007</text:p>
          </table:table-cell>
          <table:table-cell table:formula="of:=[.E11]/[.$A$3]" office:value-type="float" office:value="8.4" calcext:value-type="float">
            <text:p>8,4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06" calcext:value-type="float">
            <text:p>0,0000006</text:p>
          </table:table-cell>
          <table:table-cell table:formula="of:=[.E12]/[.$A$3]" office:value-type="float" office:value="7.2" calcext:value-type="float">
            <text:p>7,2</text:p>
          </table:table-cell>
        </table:table-row>
        <table:table-row table:style-name="ro1">
          <table:table-cell table:number-columns-repeated="4"/>
          <table:table-cell office:value-type="float" office:value="0.00005" calcext:value-type="float">
            <text:p>0,00005</text:p>
          </table:table-cell>
          <table:table-cell table:formula="of:=[.E13]/[.$A$3]"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1:01:51.665000000</meta:creation-date>
    <dc:date>2015-12-10T01:24:59.702000000</dc:date>
    <meta:editing-duration>PT7M57S</meta:editing-duration>
    <meta:editing-cycles>2</meta:editing-cycles>
    <meta:generator>LibreOffice/4.3.5.2$Windows_x86 LibreOffice_project/3a87456aaa6a95c63eea1c1b3201acedf0751bd5</meta:generator>
    <meta:document-statistic meta:table-count="1" meta:cell-count="19" meta:object-count="0"/>
  </office:meta>
</office:document-meta>
</file>